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30d5" officeooo:paragraph-rsid="000c30d5"/>
    </style:style>
    <style:style style:name="P2" style:family="paragraph" style:parent-style-name="Standard">
      <style:text-properties officeooo:rsid="0012a183" officeooo:paragraph-rsid="0012a183"/>
    </style:style>
    <style:style style:name="P3" style:family="paragraph" style:parent-style-name="Standard">
      <style:text-properties officeooo:rsid="000aa2a9" officeooo:paragraph-rsid="000aa2a9"/>
    </style:style>
    <style:style style:name="P4" style:family="paragraph" style:parent-style-name="Standard">
      <style:paragraph-properties fo:text-align="justify" style:justify-single-word="false"/>
      <style:text-properties officeooo:rsid="000aa2a9" officeooo:paragraph-rsid="000aa2a9"/>
    </style:style>
    <style:style style:name="P5" style:family="paragraph" style:parent-style-name="Standard">
      <style:text-properties officeooo:rsid="0012a183" officeooo:paragraph-rsid="00145205"/>
    </style:style>
    <style:style style:name="P6" style:family="paragraph" style:parent-style-name="Standard">
      <style:text-properties officeooo:rsid="00145205" officeooo:paragraph-rsid="00145205"/>
    </style:style>
    <style:style style:name="P7" style:family="paragraph" style:parent-style-name="Standard">
      <style:text-properties officeooo:rsid="0015411e" officeooo:paragraph-rsid="0015411e"/>
    </style:style>
    <style:style style:name="P8" style:family="paragraph" style:parent-style-name="Standard">
      <style:text-properties officeooo:rsid="00177342" officeooo:paragraph-rsid="00177342"/>
    </style:style>
    <style:style style:name="P9" style:family="paragraph" style:parent-style-name="Standard">
      <style:text-properties officeooo:rsid="00171824" officeooo:paragraph-rsid="00171824"/>
    </style:style>
    <style:style style:name="P10" style:family="paragraph" style:parent-style-name="Standard">
      <style:text-properties officeooo:rsid="0015411e" officeooo:paragraph-rsid="00177342"/>
    </style:style>
    <style:style style:name="P11" style:family="paragraph" style:parent-style-name="Standard">
      <style:text-properties officeooo:rsid="000aa2a9" officeooo:paragraph-rsid="0015411e"/>
    </style:style>
    <style:style style:name="T1" style:family="text">
      <style:text-properties officeooo:rsid="00117292"/>
    </style:style>
    <style:style style:name="T2" style:family="text">
      <style:text-properties officeooo:rsid="001263f5"/>
    </style:style>
    <style:style style:name="T3" style:family="text">
      <style:text-properties officeooo:rsid="00145205"/>
    </style:style>
    <style:style style:name="T4" style:family="text">
      <style:text-properties officeooo:rsid="00177342"/>
    </style:style>
    <style:style style:name="T5" style:family="text">
      <style:text-properties officeooo:rsid="00171824"/>
    </style:style>
    <style:style style:name="T6" style:family="text">
      <style:text-properties officeooo:rsid="001541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posta de um datalake com os dados da API do youtube</text:p>
      <text:p text:style-name="Standard"/>
      <text:p text:style-name="P2"/>
      <text:p text:style-name="Standard"/>
      <text:p text:style-name="Standard"/>
      <text:p text:style-name="P3">Situaçã<text:span text:style-name="T1">o</text:span></text:p>
      <text:p text:style-name="P4"><text:tab/><text:span text:style-name="T1">Propor um datalake on-premisse, com tecnologias </text:span><text:span text:style-name="T2">open source, para demonstrar conhecimento </text:span><text:span text:style-name="T3">nas seguintes tecnologias: python, apache hadoop, apache hive, apache airflow, DBT e datalake</text:span><text:span text:style-name="T2">.</text:span></text:p>
      <text:p text:style-name="P4"/>
      <text:p text:style-name="P5">Conceitos Rápidos: </text:p>
      <text:p text:style-name="P5"/>
      <text:p text:style-name="P5">- <text:span text:style-name="T3">Apache hadoop:</text:span></text:p>
      <text:p text:style-name="P5">- <text:span text:style-name="T3">Apache Hive:</text:span></text:p>
      <text:p text:style-name="P5">- <text:span text:style-name="T3">Apache airlow:</text:span></text:p>
      <text:p text:style-name="P5">- <text:span text:style-name="T3">Python:</text:span></text:p>
      <text:p text:style-name="P6">- DBT:</text:p>
      <text:p text:style-name="P6">- Datalake:</text:p>
      <text:p text:style-name="P3"><text:line-break/>Tarefa:</text:p>
      <text:p text:style-name="P3"/>
      <text:p text:style-name="P7">- Tecnologias usadas</text:p>
      <text:p text:style-name="P7">-- <text:span text:style-name="T4">Python para coleta de dados da API do youtube.</text:span></text:p>
      <text:p text:style-name="P7">-- <text:s/><text:span text:style-name="T4">Apache hadoop para armazenamento dos arquivos dos dados brutos.</text:span></text:p>
      <text:p text:style-name="P7">-- <text:span text:style-name="T4">Apache hive para consulta e análise dos dados armazenados no HDFS.</text:span></text:p>
      <text:p text:style-name="P8">-- Apache airflow para orquestração do processo , ingestão e atualização dos dados.</text:p>
      <text:p text:style-name="P8">-- DBT para modelagem e transformação dos dados em camadas</text:p>
      <text:p text:style-name="P7"/>
      <text:p text:style-name="P7">- arquitetura do datalake</text:p>
      <text:p text:style-name="P7"/>
      <text:p text:style-name="P9">--Camanda bronze: Irá receber os json brutos da API, serão armazenados: Dados das pesquisas por assunto, pesquisa por vídeo e pesquisa por canal.</text:p>
      <text:p text:style-name="P9"/>
      <text:p text:style-name="P9">-- Camada prata: Irá receber os dados normalizados com os campos selecionados.</text:p>
      <text:p text:style-name="P7"/>
      <text:p text:style-name="P10">- Dados coletados da api do youtube: <text:span text:style-name="T5">Irá receber as métricas:</text:span></text:p>
      <text:p text:style-name="P10"><text:span text:style-name="T5">total_visualizacoes_</text:span><text:span text:style-name="T4">dia, </text:span></text:p>
      <text:p text:style-name="P8">total_comentarios_dia, </text:p>
      <text:p text:style-name="P8">total_likes_dia. </text:p>
      <text:p text:style-name="P8">Métricas por canal: </text:p>
      <text:p text:style-name="P8">total_inscritos_dia, t</text:p>
      <text:p text:style-name="P8">otal_videos_publicados_dia</text:p>
      <text:p text:style-name="P7"/>
      <text:p text:style-name="P11"/>
      <text:p text:style-name="P3"/>
      <text:p text:style-name="P3"><text:line-break/>Resultado:</text:p>
      <text:p text:style-name="P3"/>
      <text:p text:style-name="P3">- <text:span text:style-name="T6">Fluxo da dag</text:span></text:p>
      <text:p text:style-name="P3"/>
      <text:p text:style-name="P3">- <text:span text:style-name="T6">Diagrama de classe</text:span></text:p>
      <text:p text:style-name="P3"><text:s/></text:p>
      <text:p text:style-name="P3"><text:soft-page-break/>- <text:span text:style-name="T6">Diagrama do datalake</text:span>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5-04-13T22:15:23.695428774</dc:date>
    <meta:editing-duration>PT46M41S</meta:editing-duration>
    <meta:editing-cycles>7</meta:editing-cycles>
    <meta:document-statistic meta:table-count="0" meta:image-count="0" meta:object-count="0" meta:page-count="2" meta:paragraph-count="32" meta:word-count="185" meta:character-count="1202" meta:non-whitespace-character-count="1039"/>
  </office:meta>
</office:document-meta>
</file>